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line-height="200%" fo:text-align="start" style:justify-single-word="false"/>
      <style:text-properties fo:font-size="12pt" style:font-size-asian="12pt" style:font-size-complex="12pt"/>
    </style:style>
    <style:style style:name="P6" style:family="paragraph" style:parent-style-name="Standard">
      <style:paragraph-properties fo:line-height="200%" fo:text-align="start" style:justify-single-word="false"/>
      <style:text-properties style:font-name="Arial" fo:font-size="12pt" style:font-size-asian="12pt" style:font-size-complex="12pt"/>
    </style:style>
    <style:style style:name="T1"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
      <text:p text:style-name="P3">Values and Ethics Paper</text:p>
      <text:p text:style-name="P3">Heather Gozdzialski</text:p>
      <text:p text:style-name="P3">Psychology of Human Relation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ext:s text:c="2"/></text:p>
      <text:p text:style-name="P5"><text:s text:c="3"/><text:tab/><text:span text:style-name="T1">I am a person of choice, I don't like conflict in my personal or professional life. <text:s/>However I understand that in life, you don't always get to choose who you work with or whom you are related too.</text:span></text:p>
      <text:p text:style-name="P6">Many times you I have had to resolve disputes by asking the right questions, not putting the blame on others and collaborate together rather than disputing. <text:s/>In the past I would avoid conflict at all costs, even if that meant not talking to anyone, and keeping my head face down. <text:s/>I was called a “People Pleaser.” <text:s text:c="2"/>I now understand through my own lived life experience and through taking this “Human Relations Self- Assessment Quiz” that I have grown and have gained some necessary skills to resolve conflict. I scored a 42 on the “Human Relations Self- Assessment.” The assessment suggests that a score of 40 or higher shows that I prefer the win win approach when resolving conflict. <text:s/>I couldn't agree with it more. As it is stated in chapter 4 page 92 <text:s/>attitudes are based off experience, and in those experiences there are different attitudes and components that go into each experience. Examples of such are moods, emotions and factual knowledge about the subject I am dealing with. <text:s/>I have worked for several businesses while working through high school and collage. I know that whatever I have going on in my personal life cant affect me in my professional world. <text:s/>One of my bosses use to say before you come to work, “leave your private issues outside in your car.” Many employers encouraged <text:s/>me to keep a positive attitude, as this only made our working experience greater and less stressful. I have learned through each job and personal life experience to change my attitudes. This means my attitude changes how I handle my emotions during each situation, How I collect facts without pointing fingers and how I communicate to the individuals who are directly involved, this I have found maximizes a greater resolve for everyone involved. As our teacher Shanon said in class, “If I grow professionally, I have grown personally.” My attitudes towards any situations can change how <text:soft-page-break/>the outcome. <text:s/>I cant control another individuals behaviors but I can control how I respond to them.</text:p>
      <text:p text:style-name="P6">By knowing that I can only control attitude towards conflict I tend to use the “Assertive Gestures” as a means to communicate effectively. I also try to set a goal or role play with myself so that I ask the right questions at the right time. <text:s/>When I approach the conversation <text:s/>I try to go in with the understanding that resolving the issue will only make our communication more effective. Negotiating or “meeting in the middle” I find will leave both of us with a win win situation. I also don't wait to resolve conflict. I am patient but sometimes waiting to long can decrease each individuals well being and can be mentally and emotionally draining. There are many types of people I have met in businesses who are not interdependent, they like to deal with issues on there own. Then there are individuals who are high maintenance. My attitude towards both people and the situations, is just to offer collaborative discussion, and possible bargaining. But if they choose not to I wont force them. <text:s/>Humor can be okay depending on the individual. However I believe it shouldn't be abrasive or hostile. By having a genuine attitude verses a aggressive one I can fully hear what the other individual is trying to say. I truly try to use in well calculated thoughts that lead to resolved outcomes. <text:s/>I continue to learn how to change my attitude with each new experience, I try keep an open mind always reminding myself t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ather Gozdzialski</meta:initial-creator>
    <meta:creation-date>2015-02-20T21:41:25.56</meta:creation-date>
    <dc:date>2015-02-22T14:43:01.10</dc:date>
    <dc:creator>Heather Gozdzialski</dc:creator>
    <meta:editing-duration>PT01H41M34S</meta:editing-duration>
    <meta:editing-cycles>6</meta:editing-cycles>
    <meta:generator>OpenOffice.org/3.1$Win32 OpenOffice.org_project/310m11$Build-9399</meta:generator>
    <meta:document-statistic meta:table-count="0" meta:image-count="0" meta:object-count="0" meta:page-count="3" meta:paragraph-count="7" meta:word-count="642" meta:character-count="3682"/>
  </office:meta>
</office:document-meta>
</file>